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rsid="00587f21" officeooo:paragraph-rsid="00587f21" style:font-weight-asian="bold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01e344b" officeooo:paragraph-rsid="005992a0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01e344b" officeooo:paragraph-rsid="0059abeb"/>
    </style:style>
    <style:style style:name="P8" style:family="paragraph" style:parent-style-name="Text_20_body">
      <style:paragraph-properties fo:text-align="start" style:justify-single-word="false" style:writing-mode="lr-tb"/>
      <style:text-properties officeooo:rsid="001e344b" officeooo:paragraph-rsid="005cf84c"/>
    </style:style>
    <style:style style:name="P9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75264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a4393" officeooo:paragraph-rsid="007a439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c14cd" officeooo:paragraph-rsid="007c14cd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cc76a" officeooo:paragraph-rsid="007cc76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f6f84" officeooo:paragraph-rsid="007f6f8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4b530" officeooo:paragraph-rsid="0084b53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6cdd3" officeooo:paragraph-rsid="0086cdd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fo:font-size="12pt" officeooo:rsid="0031625a" officeooo:paragraph-rsid="00752643" style:font-size-asian="12pt" style:font-size-complex="12pt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01e344b" officeooo:paragraph-rsid="0059abeb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75264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0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officeooo:rsid="0020d656" officeooo:paragraph-rsid="00752643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P21" style:family="paragraph" style:parent-style-name="Text_20_body">
      <style:text-properties officeooo:paragraph-rsid="00752643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officeooo:rsid="005992a0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5" style:family="text">
      <style:text-properties style:use-window-font-color="true" loext:opacity="0%" style:font-name="Liberation Serif1" fo:font-size="12pt" fo:language="pt" fo:country="BR" officeooo:rsid="0059abeb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6" style:family="text">
      <style:text-properties style:use-window-font-color="true" loext:opacity="0%" style:font-name="Liberation Serif1" fo:font-size="12pt" fo:language="pt" fo:country="BR" officeooo:rsid="00885d0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7" style:family="text">
      <style:text-properties style:use-window-font-color="true" loext:opacity="0%" style:font-name="Liberation Serif1" fo:font-size="12pt" fo:language="pt" fo:country="BR" officeooo:rsid="008872c1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8" style:family="text">
      <style:text-properties style:use-window-font-color="true" loext:opacity="0%" style:font-name="Liberation Serif1" fo:font-size="12pt" fo:language="pt" fo:country="BR" fo:font-weight="bold" officeooo:rsid="005992a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1" fo:font-size="12pt" fo:language="pt" fo:country="BR" fo:font-weight="bold" officeooo:rsid="00727f59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0" style:family="text">
      <style:text-properties style:use-window-font-color="true" loext:opacity="0%" style:font-name="Liberation Serif1" fo:font-size="12pt" fo:language="pt" fo:country="BR" fo:font-weight="bold" officeooo:rsid="004f713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erif1" fo:font-size="12pt" fo:language="pt" fo:country="BR" fo:font-weight="bold" officeooo:rsid="0051322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2" style:family="text">
      <style:text-properties style:use-window-font-color="true" loext:opacity="0%" style:font-name="Liberation Serif1" fo:font-size="12pt" fo:language="pt" fo:country="BR" fo:font-weight="bold" officeooo:rsid="0052319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erif1" fo:font-size="12pt" fo:language="pt" fo:country="BR" fo:font-weight="bold" officeooo:rsid="005ef3ad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4" style:family="text">
      <style:text-properties style:use-window-font-color="true" loext:opacity="0%" style:font-name="Liberation Serif1" fo:font-size="12pt" fo:language="pt" fo:country="BR" fo:font-weight="bold" officeooo:rsid="0059abe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5" style:family="text">
      <style:text-properties style:use-window-font-color="true" loext:opacity="0%" style:font-name="Liberation Serif1" fo:font-size="12pt" fo:language="pt" fo:country="BR" fo:font-weight="bold" officeooo:rsid="006ac5b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6" style:family="text">
      <style:text-properties style:use-window-font-color="true" loext:opacity="0%" style:font-name="Liberation Serif1" fo:font-size="12pt" fo:language="pt" fo:country="BR" fo:font-weight="bold" officeooo:rsid="007760e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7" style:family="text">
      <style:text-properties style:use-window-font-color="true" loext:opacity="0%" style:font-name="Liberation Serif1" fo:font-size="12pt" fo:language="pt" fo:country="BR" fo:font-weight="bold" officeooo:rsid="00885d03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8" style:family="text">
      <style:text-properties style:use-window-font-color="true" loext:opacity="0%" style:font-name="Liberation Serif1" fo:font-size="12pt" fo:language="pt" fo:country="BR" fo:font-weight="bold" officeooo:rsid="008872c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9" style:family="text">
      <style:text-properties style:use-window-font-color="true" loext:opacity="0%" style:font-name="Liberation Serif1" fo:language="pt" fo:country="BR" fo:font-style="normal" fo:font-weight="bold" officeooo:rsid="0020d656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20" style:family="text">
      <style:text-properties style:use-window-font-color="true" loext:opacity="0%" style:font-name="Liberation Serif1" fo:language="pt" fo:country="BR" fo:font-style="normal" fo:font-weight="bold" officeooo:rsid="001eec50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21" style:family="text">
      <style:text-properties style:use-window-font-color="true" loext:opacity="0%" style:font-name="Liberation Serif1" fo:language="pt" fo:country="BR" fo:font-style="normal" fo:font-weight="bold" officeooo:rsid="0033c28c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22" style:family="text">
      <style:text-properties style:use-window-font-color="true" loext:opacity="0%" style:font-name="Liberation Serif1" fo:language="pt" fo:country="BR" fo:font-style="normal" fo:font-weight="bold" officeooo:rsid="007760e0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23" style:family="text">
      <style:text-properties style:use-window-font-color="true" loext:opacity="0%" style:font-name="Liberation Serif1" fo:language="pt" fo:country="BR" fo:font-style="normal" fo:font-weight="bold" officeooo:rsid="00885d03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24" style:family="text">
      <style:text-properties style:use-window-font-color="true" loext:opacity="0%" style:font-name="Liberation Serif1" fo:font-size="10pt" fo:language="pt" fo:country="BR" fo:font-weight="bold" officeooo:rsid="005aa443" style:letter-kerning="true" style:font-name-asian="Noto Serif CJK SC" style:font-size-asian="10pt" style:language-asian="zh" style:country-asian="CN" style:font-weight-asian="bold" style:font-name-complex="Lohit Devanagari1" style:font-size-complex="10pt" style:language-complex="hi" style:country-complex="IN" style:font-weight-complex="bold"/>
    </style:style>
    <style:style style:name="T25" style:family="text">
      <style:text-properties style:use-window-font-color="true" loext:opacity="0%" style:font-name="Times New Roman" fo:font-size="12pt" fo:language="pt" fo:country="BR" fo:font-style="normal" fo:font-weight="bold" officeooo:rsid="0033c28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26" style:family="text">
      <style:text-properties style:use-window-font-color="true" loext:opacity="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27" style:family="text">
      <style:text-properties officeooo:rsid="004b0d5b"/>
    </style:style>
    <style:style style:name="T28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T29" style:family="text">
      <style:text-properties style:font-name="Times New Roman" fo:font-style="normal" officeooo:rsid="0020d656" style:font-style-asian="normal" style:font-style-complex="normal"/>
    </style:style>
    <style:style style:name="T30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Times New Roman" fo:font-size="12pt" fo:font-style="normal" fo:font-weight="bold" officeooo:rsid="0033c28c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3" style:family="text">
      <style:text-properties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34" style:family="text">
      <style:text-properties officeooo:rsid="00757308"/>
    </style:style>
    <style:style style:name="T35" style:family="text">
      <style:text-properties officeooo:rsid="007e9c52"/>
    </style:style>
    <style:style style:name="T36" style:family="text">
      <style:text-properties officeooo:rsid="00808913"/>
    </style:style>
    <style:style style:name="T37" style:family="text">
      <style:text-properties officeooo:rsid="0081deca"/>
    </style:style>
    <style:style style:name="T38" style:family="text">
      <style:text-properties officeooo:rsid="00824f92"/>
    </style:style>
    <style:style style:name="T39" style:family="text">
      <style:text-properties officeooo:rsid="008611fd"/>
    </style:style>
    <style:style style:name="T40" style:family="text">
      <style:text-properties officeooo:rsid="0086fd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stituto Federal Sul-rio-grandense – Campus Camaquã</text:p>
      <text:p text:style-name="P2">Disciplina: <text:span text:style-name="T1">Redes de Computadores I</text:span><text:span text:style-name="T27">I</text:span> – Turma 202<text:span text:style-name="T34">5</text:span></text:p>
      <text:p text:style-name="P2">Professor: Vinícius Alves Hax</text:p>
      <text:p text:style-name="P3"><text:span text:style-name="T3">R</text:span><text:span text:style-name="T2">evisão Etapa 1</text:span></text:p>
      <text:p text:style-name="P1"/>
      <text:p text:style-name="P19"><text:span text:style-name="Strong_20_Emphasis"><text:span text:style-name="T28">1.</text:span></text:span><text:span text:style-name="T28"> Qual das opções abaixo melhor descreve a função de um switch em uma rede de computadores?</text:span><text:span text:style-name="T29"><text:line-break/>a) Converter sinais analógicos em digitais.<text:line-break/>b) Conectar dispositivos em diferentes redes.<text:line-break/>c) Filtrar e encaminhar pacotes de dados entre dispositivos em uma mesma rede.<text:line-break/>d) Monitorar e bloquear tráfego de rede malicioso.</text:span></text:p>
      <text:p text:style-name="P20"/>
      <text:p text:style-name="P21"><text:span text:style-name="Strong_20_Emphasis"><text:span text:style-name="T30">2.</text:span></text:span><text:span text:style-name="T30"> Qual dos seguintes comandos é utilizado para configurar o nome de um switch na linha de comando?</text:span><text:span text:style-name="T32"><text:line-break/>a) </text:span><text:span text:style-name="Source_20_Text"><text:span text:style-name="T32">switchname set &lt;nome&gt;</text:span></text:span><text:span text:style-name="T32"><text:line-break/>b) </text:span><text:span text:style-name="Source_20_Text"><text:span text:style-name="T32">hostname &lt;nome&gt;</text:span></text:span><text:span text:style-name="T32"><text:line-break/>c) </text:span><text:span text:style-name="Source_20_Text"><text:span text:style-name="T32">name set &lt;nome&gt;</text:span></text:span><text:span text:style-name="T32"><text:line-break/>d) </text:span><text:span text:style-name="Source_20_Text"><text:span text:style-name="T32">set switchname &lt;nome&gt;</text:span></text:span></text:p>
      <text:p text:style-name="P21"><text:span text:style-name="Strong_20_Emphasis"><text:span text:style-name="T30"/></text:span></text:p>
      <text:p text:style-name="P21"><text:span text:style-name="Strong_20_Emphasis"><text:span text:style-name="T30">3.</text:span></text:span><text:span text:style-name="T30"> Qual é a principal função de uma VLAN (Virtual Local Area Network) em uma rede?</text:span><text:span text:style-name="T32"><text:line-break/>a) Aumentar a velocidade de conexão de todos os dispositivos.<text:line-break/>b) Separar o tráfego de rede em segmentos lógicos, independentemente da localização física.<text:line-break/>c) Melhorar a comunicação entre diferentes redes.<text:line-break/>d) Substituir o uso de switches em redes complexas.</text:span></text:p>
      <text:p text:style-name="P21"><text:span text:style-name="Strong_20_Emphasis"><text:span text:style-name="T30"/></text:span></text:p>
      <text:p text:style-name="P21"><text:span text:style-name="Strong_20_Emphasis"><text:span text:style-name="T30">4.</text:span></text:span><text:span text:style-name="T30"> Um administrador deseja configurar a segurança de um switch para evitar que dispositivos não autorizados se conectem à rede. Qual das práticas abaixo é mais eficaz para alcançar esse objetivo?</text:span><text:span text:style-name="T32"><text:line-break/>a) Configurar uma VLAN dedicada para dispositivos não autorizados.<text:line-break/>b) Ativar o protocolo SNMP no switch.<text:line-break/>c) Configurar controle de acesso baseado em portas.<text:line-break/>d) Atualizar o firmware do switch para a versão mais recente.</text:span></text:p>
      <text:p text:style-name="P21"><text:span text:style-name="Strong_20_Emphasis"><text:span text:style-name="T30"/></text:span></text:p>
      <text:p text:style-name="P21"><text:span text:style-name="Strong_20_Emphasis"><text:span text:style-name="T30">5.</text:span></text:span><text:span text:style-name="T30"> Em uma configuração básica de switch, qual das opções abaixo representa o comando para salvar as configurações feitas na memória NVRAM, garantindo que persistam após um reinício?</text:span><text:span text:style-name="T32"><text:line-break/>a) </text:span><text:span text:style-name="Source_20_Text"><text:span text:style-name="T32">write</text:span></text:span><text:span text:style-name="T32"><text:line-break/>b) </text:span><text:span text:style-name="Source_20_Text"><text:span text:style-name="T32">save</text:span></text:span><text:span text:style-name="T32"><text:line-break/>c) </text:span><text:span text:style-name="Source_20_Text"><text:span text:style-name="T32">store</text:span></text:span><text:span text:style-name="T32"><text:line-break/>d) </text:span><text:span text:style-name="Source_20_Text"><text:span text:style-name="T32">backup</text:span></text:span></text:p>
      <text:p text:style-name="P21"><text:span text:style-name="Strong_20_Emphasis"><text:span text:style-name="T30"/></text:span></text:p>
      <text:p text:style-name="P21"><text:soft-page-break/><text:span text:style-name="Strong_20_Emphasis"><text:span text:style-name="T30">6.</text:span></text:span><text:span text:style-name="T30"> Em um ambiente de rede, qual das opções abaixo pode ser considerada uma ameaça à segurança de um switch?</text:span><text:span text:style-name="T32"><text:line-break/>a) Excesso de tráfego de broadcast.<text:line-break/>b) Acesso não autorizado ao console de gerenciamento.<text:line-break/>c) Falta de sincronização de relógios de rede.<text:line-break/>d) Implementação de VLANs em switches.</text:span></text:p>
      <text:p text:style-name="P21"><text:span text:style-name="Strong_20_Emphasis"><text:span text:style-name="T30"/></text:span></text:p>
      <text:p text:style-name="P21"><text:span text:style-name="Strong_20_Emphasis"><text:span text:style-name="T30">7.</text:span></text:span><text:span text:style-name="T30"> </text:span><text:span text:style-name="T31">Qual </text:span><text:span text:style-name="T25">é a configuração padrão de VLANs em um Switch</text:span><text:span text:style-name="T30">?</text:span><text:span text:style-name="T32"><text:line-break/>a) </text:span><text:span text:style-name="T33">Nenhuma VLAN habilitada</text:span><text:span text:style-name="T32">.<text:line-break/>b) </text:span><text:span text:style-name="T33">Cada porta </text:span><text:span text:style-name="T26">é configurada como uma VLAN</text:span><text:span text:style-name="T32">.<text:line-break/>c) </text:span><text:span text:style-name="T33">Todas as portas est</text:span><text:span text:style-name="T26">ão na VLAN 1</text:span><text:span text:style-name="T32">.<text:line-break/>d) </text:span><text:span text:style-name="T33">Todas as anteriores</text:span><text:span text:style-name="T32">.</text:span></text:p>
      <text:p text:style-name="P10"/>
      <text:p text:style-name="P11">8. O que é um modem? De onde vem o seu nome?</text:p>
      <text:p text:style-name="P11"/>
      <text:p text:style-name="P12">9. Quais os dois parâmetros que são absolutamente iniciais em uma rede, mesmo que pequena?</text:p>
      <text:p text:style-name="P12"/>
      <text:p text:style-name="P12">10. Além dos parâmetros da questão anterior existem outros parâmetros que geralmente também precisam ser configurados para que a rede se comporte como desejado. São eles: gateway e servidor DNS. Explique o conceito de ambos.</text:p>
      <text:p text:style-name="P12"/>
      <text:p text:style-name="P13">11. <text:span text:style-name="T35">Qual o teste que pode ser realizado com o comando ping?</text:span></text:p>
      <text:p text:style-name="P13"/>
      <text:p text:style-name="P14">12. Suponha que um administrador de redes digitou “<text:span text:style-name="T36">ping google.com” e o resultado foi a perda de 100% dos pacotes. Podemos afirmar que existe um problema de conectividade com google.com? </text:span><text:span text:style-name="T37">Além da conectividade </text:span><text:span text:style-name="T38">qual problema pode estar acontecendo?</text:span></text:p>
      <text:p text:style-name="P14"/>
      <text:p text:style-name="P15">13. Suponha que temos um computador de um laboratório cujo gateway é 192.168.2.254. <text:span text:style-name="T39">Se tentarmos dar um ping para esse endereço e o resultado for um erro podemos afirmar que o problema pode ser no provedor de Internet?</text:span></text:p>
      <text:p text:style-name="P15"/>
      <text:p text:style-name="P16">14. Como o comando traceroute ajuda no processo de diagnóstico de um problema de rede? <text:span text:style-name="T40">Se o traceroute estiver mostrando a rota até o destino podemos afirmar que a rede não tem problemas?</text:span></text:p>
      <text:p text:style-name="P10"/>
      <text:p text:style-name="P17"><text:span text:style-name="T23">15</text:span><text:span text:style-name="T19">. </text:span><text:span text:style-name="T20">Explique, usando suas palavras, </text:span><text:span text:style-name="T21">qual a diferença de</text:span><text:span text:style-name="T20"> um Switch </text:span><text:span text:style-name="T21">para um Hub</text:span><text:span text:style-name="T20">?</text:span></text:p>
      <text:p text:style-name="P4"><text:span text:style-name="Strong_20_Emphasis"><text:span text:style-name="T17">1</text:span></text:span><text:span text:style-name="Strong_20_Emphasis"><text:span text:style-name="T17">6</text:span></text:span><text:span text:style-name="Strong_20_Emphasis"><text:span text:style-name="T8">. Quais são os dois principais modos do </text:span></text:span><text:span text:style-name="Strong_20_Emphasis"><text:span text:style-name="T9">CISCO </text:span></text:span><text:span text:style-name="Strong_20_Emphasis"><text:span text:style-name="T8">IOS?</text:span></text:span></text:p>
      <text:p text:style-name="P5"><text:span text:style-name="Strong_20_Emphasis"><text:span text:style-name="T16">1</text:span></text:span><text:span text:style-name="Strong_20_Emphasis"><text:span text:style-name="T17">7</text:span></text:span><text:span text:style-name="Strong_20_Emphasis"><text:span text:style-name="T10">. Considerando a configuração de Switches Cisco, qual o comando que deve ser utilizado </text:span></text:span><text:span text:style-name="Strong_20_Emphasis"><text:span text:style-name="T11">para entrar no modo de configuração geral?</text:span></text:span></text:p>
      <text:p text:style-name="P6"><text:span text:style-name="Strong_20_Emphasis"><text:span text:style-name="T10">1</text:span></text:span><text:span text:style-name="Strong_20_Emphasis"><text:span text:style-name="T17">8</text:span></text:span><text:span text:style-name="Strong_20_Emphasis"><text:span text:style-name="T16">.</text:span></text:span><text:span text:style-name="Strong_20_Emphasis"><text:span text:style-name="T10"> Considerando a configuração de Switches Cisco, </text:span></text:span><text:span text:style-name="Strong_20_Emphasis"><text:span text:style-name="T11">se </text:span></text:span><text:span text:style-name="Strong_20_Emphasis"><text:span text:style-name="T12">logo após entrarmos no</text:span></text:span><text:span text:style-name="Strong_20_Emphasis"><text:span text:style-name="T11"> modo privilegiado for digitado somente o caracter ‘?’ o que irá acontecer?</text:span></text:span></text:p>
      <text:p text:style-name="P6"><text:span text:style-name="Strong_20_Emphasis"><text:span text:style-name="T8">1</text:span></text:span><text:span text:style-name="Strong_20_Emphasis"><text:span text:style-name="T17">9</text:span></text:span><text:span text:style-name="Strong_20_Emphasis"><text:span text:style-name="T8">. Como podemos filtrar a saída de um comando </text:span></text:span><text:span text:style-name="Strong_20_Emphasis"><text:span text:style-name="T14">no IOS, </text:span></text:span><text:span text:style-name="Strong_20_Emphasis"><text:span text:style-name="T15">usando os comandos include e exclude</text:span></text:span><text:span text:style-name="Strong_20_Emphasis"><text:span text:style-name="T14">?</text:span></text:span></text:p>
      <text:p text:style-name="P7"><text:span text:style-name="Strong_20_Emphasis"><text:span text:style-name="T14">2</text:span></text:span><text:span text:style-name="Strong_20_Emphasis"><text:span text:style-name="T17">0</text:span></text:span><text:span text:style-name="Strong_20_Emphasis"><text:span text:style-name="T14">. O que fazem os comandos a seguir?</text:span></text:span></text:p>
      <text:p text:style-name="P8"><text:soft-page-break/><text:span text:style-name="Strong_20_Emphasis"><text:span text:style-name="T14">Switch(config)# interface FastEthernet0/0</text:span></text:span></text:p>
      <text:p text:style-name="P7"><text:span text:style-name="Strong_20_Emphasis"><text:span text:style-name="T14">Switch(config-if)# ip address 192.168.1.100 255.255.255.0</text:span></text:span></text:p>
      <text:p text:style-name="P7"><text:span text:style-name="Strong_20_Emphasis"><text:span text:style-name="T18">2</text:span></text:span><text:span text:style-name="Strong_20_Emphasis"><text:span text:style-name="T18">1</text:span></text:span><text:span text:style-name="Strong_20_Emphasis"><text:span text:style-name="T14">. O que acontece se colocarmos “no” na frente de um comando do IOS?</text:span></text:span></text:p>
      <text:p text:style-name="P7"><text:span text:style-name="Strong_20_Emphasis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ushGreen_7e_LT_7e_Gliederung_20_1" style:display-name="LushGreen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Estilo_20_padrão_20_de_20_desenho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Estilo_20_padrão_20_de_20_desenho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Estilo_20_padrão_20_de_20_desenho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Estilo_20_padrão_20_de_20_desenho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1_7e_LT_7e_Gliederung_20_1" style:display-name="LushGreen1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01T22:40:17.648602629</dc:date>
    <meta:editing-cycles>71</meta:editing-cycles>
    <meta:editing-duration>PT5H27M8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3" meta:paragraph-count="27" meta:word-count="641" meta:character-count="3857" meta:non-whitespace-character-count="3241"/>
  </office:meta>
</office:document-meta>
</file>